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72cm"/>
    </style:style>
    <style:style style:name="gr11" style:family="graphic" style:parent-style-name="standard">
      <style:graphic-properties draw:fill="none" draw:textarea-horizontal-align="left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10pt" style:font-size-asian="18pt" style:font-size-complex="18pt"/>
    </style:style>
    <style:style style:name="P10" style:family="paragraph">
      <style:paragraph-properties fo:margin-left="0cm" fo:margin-right="0cm" fo:text-align="start" fo:text-indent="0cm">
        <style:tab-stops/>
      </style:paragraph-properties>
    </style:style>
    <style:style style:name="P11" style:family="paragraph">
      <style:paragraph-properties fo:margin-left="0cm" fo:margin-right="0cm" fo:text-align="start" fo:text-indent="0cm">
        <style:tab-stops/>
      </style:paragraph-properties>
      <style:text-properties fo:font-size="10pt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size="12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3.335cm" svg:height="0.635cm" svg:x="4.175cm" svg:y="3.54cm">
          <text:p text:style-name="P2"/>
        </draw:rect>
        <draw:frame draw:style-name="gr2" draw:text-style-name="P3" draw:layer="layout" svg:width="2.53cm" svg:height="0.645cm" svg:x="4.185cm" svg:y="3.53cm">
          <draw:text-box>
            <text:p text:style-name="P2"><text:span text:style-name="T1">Page Header</text:span></text:p>
          </draw:text-box>
        </draw:frame>
        <draw:line draw:style-name="gr3" draw:text-style-name="P1" draw:layer="layout" svg:x1="6.715cm" svg:y1="3.54cm" svg:x2="6.715cm" svg:y2="4.175cm">
          <text:p text:style-name="P2"/>
        </draw:line>
        <draw:frame draw:style-name="gr2" draw:text-style-name="P3" draw:layer="layout" svg:width="3.008cm" svg:height="0.645cm" svg:x="6.715cm" svg:y="3.53cm">
          <draw:text-box>
            <text:p text:style-name="P2"><text:span text:style-name="T1">Cell Offset Array</text:span></text:p>
          </draw:text-box>
        </draw:frame>
        <draw:line draw:style-name="gr3" draw:text-style-name="P1" draw:layer="layout" svg:x1="9.89cm" svg:y1="3.54cm" svg:x2="9.89cm" svg:y2="4.175cm">
          <text:p text:style-name="P2"/>
        </draw:line>
        <draw:frame draw:style-name="gr2" draw:text-style-name="P3" draw:layer="layout" svg:width="3.19cm" svg:height="0.645cm" svg:x="13.192cm" svg:y="3.54cm">
          <draw:text-box>
            <text:p text:style-name="P2"><text:span text:style-name="T1">Cell Content Area</text:span></text:p>
          </draw:text-box>
        </draw:frame>
        <draw:frame draw:style-name="gr2" draw:text-style-name="P3" draw:layer="layout" svg:width="5.667cm" svg:height="0.645cm" svg:x="2.335cm" svg:y="4.175cm">
          <draw:text-box>
            <text:p text:style-name="P2"><text:span text:style-name="T1">8/12 bytes (leaves/internal nodes)</text:span></text:p>
          </draw:text-box>
        </draw:frame>
        <draw:frame draw:style-name="gr2" draw:text-style-name="P3" draw:layer="layout" svg:width="3.457cm" svg:height="0.645cm" svg:x="6.59cm" svg:y="2.895cm">
          <draw:text-box>
            <text:p text:style-name="P2"><text:span text:style-name="T2">2 </text:span><text:span text:style-name="T3">x </text:span><text:span text:style-name="T2">cell-count</text:span><text:span text:style-name="T1"> bytes</text:span></text:p>
          </draw:text-box>
        </draw:frame>
        <draw:frame draw:style-name="gr2" draw:text-style-name="P3" draw:layer="layout" svg:width="6.64cm" svg:height="1.039cm" svg:x="10.927cm" svg:y="4.175cm">
          <draw:text-box>
            <text:p text:style-name="P2"><text:span text:style-name="T1">Remaining page space <text:s/>is divided </text:span></text:p>
            <text:p text:style-name="P2"><text:span text:style-name="T1">between cell content and unused space.</text:span></text:p>
          </draw:text-box>
        </draw:frame>
        <draw:frame draw:style-name="gr2" draw:text-style-name="P3" draw:layer="layout" svg:width="2.758cm" svg:height="0.645cm" svg:x="9.896cm" svg:y="3.54cm">
          <draw:text-box>
            <text:p text:style-name="P2"><text:span text:style-name="T1">Unused Space</text:span></text:p>
          </draw:text-box>
        </draw:frame>
        <draw:line draw:style-name="gr3" draw:text-style-name="P1" draw:layer="layout" svg:x1="13.192cm" svg:y1="3.54cm" svg:x2="13.192cm" svg:y2="4.175cm">
          <text:p text:style-name="P2"/>
        </draw:line>
        <draw:frame draw:style-name="gr2" draw:layer="layout" svg:width="13.697cm" svg:height="0.962cm" svg:x="3.286cm" svg:y="8.366cm">
          <draw:text-box>
            <text:p text:style-name="P2">The above should be saved as “indexpage.gif”.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286cm" svg:height="0.762cm" svg:x="1.508cm" svg:y="7.858cm">
            <text:p text:style-name="P2"/>
          </draw:rect>
          <draw:frame draw:style-name="gr4" draw:text-style-name="P4" draw:layer="layout" svg:width="0.942cm" svg:height="0.645cm" svg:x="1.508cm" svg:y="7.975cm">
            <draw:text-box>
              <text:p text:style-name="P2"><text:span text:style-name="T1">R1</text:span></text:p>
            </draw:text-box>
          </draw:frame>
          <draw:frame draw:style-name="gr2" draw:text-style-name="P3" draw:layer="layout" svg:width="0.942cm" svg:height="0.645cm" svg:x="2.778cm" svg:y="7.975cm">
            <draw:text-box>
              <text:p text:style-name="P2"><text:span text:style-name="T1">R3</text:span></text:p>
            </draw:text-box>
          </draw:frame>
          <draw:frame draw:style-name="gr2" draw:text-style-name="P3" draw:layer="layout" svg:width="0.942cm" svg:height="0.645cm" svg:x="2.09cm" svg:y="7.975cm">
            <draw:text-box>
              <text:p text:style-name="P2"><text:span text:style-name="T1">R2</text:span></text:p>
            </draw:text-box>
          </draw:frame>
        </draw:g>
        <draw:g>
          <draw:rect draw:style-name="gr1" draw:text-style-name="P1" draw:layer="layout" svg:width="5.334cm" svg:height="0.762cm" svg:x="5.318cm" svg:y="5.572cm">
            <text:p text:style-name="P2"/>
          </draw:rect>
          <draw:frame draw:style-name="gr2" draw:text-style-name="P3" draw:layer="layout" svg:width="0.942cm" svg:height="0.645cm" svg:x="5.572cm" svg:y="5.689cm">
            <draw:text-box>
              <text:p text:style-name="P2"><text:span text:style-name="T1">R4</text:span></text:p>
            </draw:text-box>
          </draw:frame>
          <draw:frame draw:style-name="gr2" draw:text-style-name="P3" draw:layer="layout" svg:width="1.133cm" svg:height="0.645cm" svg:x="8.112cm" svg:y="5.689cm">
            <draw:text-box>
              <text:p text:style-name="P2"><text:span text:style-name="T1">R10</text:span></text:p>
            </draw:text-box>
          </draw:frame>
          <draw:frame draw:style-name="gr5" draw:text-style-name="P4" draw:layer="layout" svg:width="0.942cm" svg:height="0.645cm" svg:x="6.842cm" svg:y="5.689cm">
            <draw:text-box>
              <text:p text:style-name="P2"><text:span text:style-name="T1">R7</text:span></text:p>
            </draw:text-box>
          </draw:frame>
          <draw:line draw:style-name="gr3" draw:text-style-name="P1" draw:layer="layout" svg:x1="5.572cm" svg:y1="5.572cm" svg:x2="5.572cm" svg:y2="6.334cm">
            <text:p text:style-name="P2"/>
          </draw:line>
          <draw:line draw:style-name="gr3" draw:text-style-name="P1" draw:layer="layout" svg:x1="6.588cm" svg:y1="5.572cm" svg:x2="6.588cm" svg:y2="6.334cm">
            <text:p text:style-name="P2"/>
          </draw:line>
          <draw:line draw:style-name="gr3" draw:text-style-name="P1" draw:layer="layout" svg:x1="6.842cm" svg:y1="5.572cm" svg:x2="6.842cm" svg:y2="6.334cm">
            <text:p text:style-name="P2"/>
          </draw:line>
          <draw:line draw:style-name="gr3" draw:text-style-name="P1" draw:layer="layout" svg:x1="7.858cm" svg:y1="5.572cm" svg:x2="7.858cm" svg:y2="6.334cm">
            <text:p text:style-name="P2"/>
          </draw:line>
          <draw:line draw:style-name="gr3" draw:text-style-name="P1" draw:layer="layout" svg:x1="8.112cm" svg:y1="5.572cm" svg:x2="8.112cm" svg:y2="6.334cm">
            <text:p text:style-name="P2"/>
          </draw:line>
          <draw:line draw:style-name="gr3" draw:text-style-name="P1" draw:layer="layout" svg:x1="9.128cm" svg:y1="5.572cm" svg:x2="9.128cm" svg:y2="6.334cm">
            <text:p text:style-name="P2"/>
          </draw:line>
          <draw:line draw:style-name="gr3" draw:text-style-name="P1" draw:layer="layout" svg:x1="9.382cm" svg:y1="5.572cm" svg:x2="9.382cm" svg:y2="6.334cm">
            <text:p text:style-name="P2"/>
          </draw:line>
          <draw:frame draw:style-name="gr2" draw:text-style-name="P3" draw:layer="layout" svg:width="1.133cm" svg:height="0.645cm" svg:x="9.382cm" svg:y="5.689cm">
            <draw:text-box>
              <text:p text:style-name="P2"><text:span text:style-name="T1">R15</text:span></text:p>
            </draw:text-box>
          </draw:frame>
          <draw:line draw:style-name="gr3" draw:text-style-name="P1" draw:layer="layout" svg:x1="10.398cm" svg:y1="5.572cm" svg:x2="10.398cm" svg:y2="6.334cm">
            <text:p text:style-name="P2"/>
          </draw:line>
        </draw:g>
        <draw:g>
          <draw:rect draw:style-name="gr1" draw:text-style-name="P1" draw:layer="layout" svg:width="1.524cm" svg:height="0.762cm" svg:x="9.382cm" svg:y="3.794cm">
            <text:p text:style-name="P2"/>
          </draw:rect>
          <draw:frame draw:style-name="gr2" draw:text-style-name="P3" draw:layer="layout" svg:width="1.133cm" svg:height="0.645cm" svg:x="9.636cm" svg:y="3.911cm">
            <draw:text-box>
              <text:p text:style-name="P2"><text:span text:style-name="T1">R18</text:span></text:p>
            </draw:text-box>
          </draw:frame>
          <draw:line draw:style-name="gr3" draw:text-style-name="P1" draw:layer="layout" svg:x1="9.636cm" svg:y1="3.794cm" svg:x2="9.636cm" svg:y2="4.556cm">
            <text:p text:style-name="P2"/>
          </draw:line>
          <draw:line draw:style-name="gr3" draw:text-style-name="P1" draw:layer="layout" svg:x1="10.652cm" svg:y1="3.794cm" svg:x2="10.652cm" svg:y2="4.556cm">
            <text:p text:style-name="P2"/>
          </draw:line>
        </draw:g>
        <draw:g>
          <draw:rect draw:style-name="gr1" draw:text-style-name="P1" draw:layer="layout" svg:width="2.794cm" svg:height="0.762cm" svg:x="11.668cm" svg:y="5.573cm">
            <text:p text:style-name="P2"/>
          </draw:rect>
          <draw:frame draw:style-name="gr2" draw:text-style-name="P3" draw:layer="layout" svg:width="1.133cm" svg:height="0.645cm" svg:x="11.922cm" svg:y="5.69cm">
            <draw:text-box>
              <text:p text:style-name="P2"><text:span text:style-name="T1">R21</text:span></text:p>
            </draw:text-box>
          </draw:frame>
          <draw:frame draw:style-name="gr5" draw:text-style-name="P4" draw:layer="layout" svg:width="1.133cm" svg:height="0.645cm" svg:x="13.192cm" svg:y="5.689cm">
            <draw:text-box>
              <text:p text:style-name="P2"><text:span text:style-name="T1">R24</text:span></text:p>
            </draw:text-box>
          </draw:frame>
          <draw:line draw:style-name="gr3" draw:text-style-name="P1" draw:layer="layout" svg:x1="11.922cm" svg:y1="5.573cm" svg:x2="11.922cm" svg:y2="6.335cm">
            <text:p text:style-name="P2"/>
          </draw:line>
          <draw:line draw:style-name="gr3" draw:text-style-name="P1" draw:layer="layout" svg:x1="12.938cm" svg:y1="5.573cm" svg:x2="12.938cm" svg:y2="6.335cm">
            <text:p text:style-name="P2"/>
          </draw:line>
          <draw:line draw:style-name="gr3" draw:text-style-name="P1" draw:layer="layout" svg:x1="13.192cm" svg:y1="5.573cm" svg:x2="13.192cm" svg:y2="6.335cm">
            <text:p text:style-name="P2"/>
          </draw:line>
          <draw:line draw:style-name="gr3" draw:text-style-name="P1" draw:layer="layout" svg:x1="14.208cm" svg:y1="5.573cm" svg:x2="14.208cm" svg:y2="6.335cm">
            <text:p text:style-name="P2"/>
          </draw:line>
        </draw:g>
        <draw:rect draw:style-name="gr1" draw:text-style-name="P1" draw:layer="layout" svg:width="3.302cm" svg:height="0.762cm" svg:x="7.604cm" svg:y="7.858cm">
          <text:p text:style-name="P2"/>
        </draw:rect>
        <draw:frame draw:style-name="gr2" draw:text-style-name="P3" draw:layer="layout" svg:width="1.107cm" svg:height="0.645cm" svg:x="7.513cm" svg:y="7.975cm">
          <draw:text-box>
            <text:p text:style-name="P2"><text:span text:style-name="T1">R11</text:span></text:p>
          </draw:text-box>
        </draw:frame>
        <draw:frame draw:style-name="gr6" draw:text-style-name="P4" draw:layer="layout" svg:width="1.196cm" svg:height="0.645cm" svg:x="9.128cm" svg:y="7.975cm">
          <draw:text-box>
            <text:p text:style-name="P2"><text:span text:style-name="T1">R13</text:span></text:p>
          </draw:text-box>
        </draw:frame>
        <draw:frame draw:style-name="gr2" draw:text-style-name="P3" draw:layer="layout" svg:width="1.133cm" svg:height="0.645cm" svg:x="8.249cm" svg:y="7.975cm">
          <draw:text-box>
            <text:p text:style-name="P2"><text:span text:style-name="T1">R12</text:span></text:p>
          </draw:text-box>
        </draw:frame>
        <draw:frame draw:style-name="gr6" draw:text-style-name="P4" draw:layer="layout" svg:width="1.45cm" svg:height="0.645cm" svg:x="9.89cm" svg:y="7.975cm">
          <draw:text-box>
            <text:p text:style-name="P2"><text:span text:style-name="T1">R14</text:span></text:p>
          </draw:text-box>
        </draw:frame>
        <draw:g>
          <draw:rect draw:style-name="gr1" draw:text-style-name="P1" draw:layer="layout" svg:width="1.524cm" svg:height="0.762cm" svg:x="4.048cm" svg:y="7.858cm">
            <text:p text:style-name="P2"/>
          </draw:rect>
          <draw:frame draw:style-name="gr2" draw:text-style-name="P3" draw:layer="layout" svg:width="0.942cm" svg:height="0.645cm" svg:x="4.048cm" svg:y="7.975cm">
            <draw:text-box>
              <text:p text:style-name="P2"><text:span text:style-name="T1">R5</text:span></text:p>
            </draw:text-box>
          </draw:frame>
          <draw:frame draw:style-name="gr2" draw:text-style-name="P3" draw:layer="layout" svg:width="0.942cm" svg:height="0.645cm" svg:x="4.63cm" svg:y="7.975cm">
            <draw:text-box>
              <text:p text:style-name="P2"><text:span text:style-name="T1">R6</text:span></text:p>
            </draw:text-box>
          </draw:frame>
        </draw:g>
        <draw:line draw:style-name="gr7" draw:text-style-name="P1" draw:layer="layout" svg:x1="9.382cm" svg:y1="4.556cm" svg:x2="8.112cm" svg:y2="5.318cm">
          <text:p text:style-name="P2"/>
        </draw:line>
        <draw:line draw:style-name="gr7" draw:text-style-name="P1" draw:layer="layout" svg:x1="10.906cm" svg:y1="4.556cm" svg:x2="12.684cm" svg:y2="5.318cm">
          <text:p text:style-name="P2"/>
        </draw:line>
        <draw:g>
          <draw:rect draw:style-name="gr1" draw:text-style-name="P1" draw:layer="layout" svg:width="1.524cm" svg:height="0.762cm" svg:x="5.826cm" svg:y="7.858cm">
            <text:p text:style-name="P2"/>
          </draw:rect>
          <draw:frame draw:style-name="gr2" draw:text-style-name="P3" draw:layer="layout" svg:width="0.942cm" svg:height="0.645cm" svg:x="5.826cm" svg:y="7.975cm">
            <draw:text-box>
              <text:p text:style-name="P2"><text:span text:style-name="T1">R8</text:span></text:p>
            </draw:text-box>
          </draw:frame>
          <draw:frame draw:style-name="gr2" draw:text-style-name="P3" draw:layer="layout" svg:width="0.942cm" svg:height="0.645cm" svg:x="6.408cm" svg:y="7.975cm">
            <draw:text-box>
              <text:p text:style-name="P2"><text:span text:style-name="T1">R9</text:span></text:p>
            </draw:text-box>
          </draw:frame>
        </draw:g>
        <draw:rect draw:style-name="gr1" draw:text-style-name="P1" draw:layer="layout" svg:width="1.778cm" svg:height="0.762cm" svg:x="11.16cm" svg:y="7.858cm">
          <text:p text:style-name="P2"/>
        </draw:rect>
        <draw:frame draw:style-name="gr2" draw:text-style-name="P3" draw:layer="layout" svg:width="1.133cm" svg:height="0.645cm" svg:x="11.043cm" svg:y="7.975cm">
          <draw:text-box>
            <text:p text:style-name="P2"><text:span text:style-name="T1">R16</text:span></text:p>
          </draw:text-box>
        </draw:frame>
        <draw:frame draw:style-name="gr2" draw:text-style-name="P3" draw:layer="layout" svg:width="1.133cm" svg:height="0.645cm" svg:x="11.922cm" svg:y="7.975cm">
          <draw:text-box>
            <text:p text:style-name="P2"><text:span text:style-name="T1">R17</text:span></text:p>
          </draw:text-box>
        </draw:frame>
        <draw:rect draw:style-name="gr1" draw:text-style-name="P1" draw:layer="layout" svg:width="1.778cm" svg:height="0.762cm" svg:x="13.192cm" svg:y="7.858cm">
          <text:p text:style-name="P2"/>
        </draw:rect>
        <draw:frame draw:style-name="gr2" draw:text-style-name="P3" draw:layer="layout" svg:width="1.133cm" svg:height="0.645cm" svg:x="13.075cm" svg:y="7.975cm">
          <draw:text-box>
            <text:p text:style-name="P2"><text:span text:style-name="T1">R19</text:span></text:p>
          </draw:text-box>
        </draw:frame>
        <draw:frame draw:style-name="gr2" draw:text-style-name="P3" draw:layer="layout" svg:width="1.133cm" svg:height="0.645cm" svg:x="13.954cm" svg:y="7.975cm">
          <draw:text-box>
            <text:p text:style-name="P2"><text:span text:style-name="T1">R20</text:span></text:p>
          </draw:text-box>
        </draw:frame>
        <draw:rect draw:style-name="gr1" draw:text-style-name="P1" draw:layer="layout" svg:width="1.778cm" svg:height="0.762cm" svg:x="17.256cm" svg:y="7.858cm">
          <text:p text:style-name="P2"/>
        </draw:rect>
        <draw:frame draw:style-name="gr2" draw:text-style-name="P3" draw:layer="layout" svg:width="1.133cm" svg:height="0.645cm" svg:x="17.139cm" svg:y="7.975cm">
          <draw:text-box>
            <text:p text:style-name="P2"><text:span text:style-name="T1">R25</text:span></text:p>
          </draw:text-box>
        </draw:frame>
        <draw:frame draw:style-name="gr2" draw:text-style-name="P3" draw:layer="layout" svg:width="1.133cm" svg:height="0.645cm" svg:x="18.018cm" svg:y="7.975cm">
          <draw:text-box>
            <text:p text:style-name="P2"><text:span text:style-name="T1">R26</text:span></text:p>
          </draw:text-box>
        </draw:frame>
        <draw:rect draw:style-name="gr1" draw:text-style-name="P1" draw:layer="layout" svg:width="1.778cm" svg:height="0.762cm" svg:x="15.224cm" svg:y="7.858cm">
          <text:p text:style-name="P2"/>
        </draw:rect>
        <draw:frame draw:style-name="gr2" draw:text-style-name="P3" draw:layer="layout" svg:width="1.133cm" svg:height="0.645cm" svg:x="15.107cm" svg:y="7.975cm">
          <draw:text-box>
            <text:p text:style-name="P2"><text:span text:style-name="T1">R22</text:span></text:p>
          </draw:text-box>
        </draw:frame>
        <draw:frame draw:style-name="gr2" draw:text-style-name="P3" draw:layer="layout" svg:width="1.133cm" svg:height="0.645cm" svg:x="15.986cm" svg:y="7.975cm">
          <draw:text-box>
            <text:p text:style-name="P2"><text:span text:style-name="T1">R23</text:span></text:p>
          </draw:text-box>
        </draw:frame>
        <draw:line draw:style-name="gr7" draw:text-style-name="P1" draw:layer="layout" svg:x1="5.318cm" svg:y1="6.334cm" svg:x2="2.778cm" svg:y2="7.604cm">
          <text:p text:style-name="P2"/>
        </draw:line>
        <draw:line draw:style-name="gr7" draw:text-style-name="P1" draw:layer="layout" svg:x1="6.588cm" svg:y1="6.334cm" svg:x2="5.064cm" svg:y2="7.604cm">
          <text:p text:style-name="P2"/>
        </draw:line>
        <draw:line draw:style-name="gr7" draw:text-style-name="P1" draw:layer="layout" svg:x1="8.112cm" svg:y1="6.334cm" svg:x2="6.842cm" svg:y2="7.604cm">
          <text:p text:style-name="P2"/>
        </draw:line>
        <draw:line draw:style-name="gr7" draw:text-style-name="P1" draw:layer="layout" svg:x1="9.382cm" svg:y1="6.334cm" svg:x2="9.382cm" svg:y2="7.604cm">
          <text:p text:style-name="P2"/>
        </draw:line>
        <draw:line draw:style-name="gr7" draw:text-style-name="P1" draw:layer="layout" svg:x1="10.652cm" svg:y1="6.334cm" svg:x2="11.922cm" svg:y2="7.604cm">
          <text:p text:style-name="P2"/>
        </draw:line>
        <draw:line draw:style-name="gr7" draw:text-style-name="P1" draw:layer="layout" svg:x1="11.668cm" svg:y1="6.334cm" svg:x2="13.954cm" svg:y2="7.604cm">
          <text:p text:style-name="P2"/>
        </draw:line>
        <draw:line draw:style-name="gr7" draw:text-style-name="P1" draw:layer="layout" svg:x1="13.192cm" svg:y1="6.334cm" svg:x2="15.986cm" svg:y2="7.604cm">
          <text:p text:style-name="P2"/>
        </draw:line>
        <draw:line draw:style-name="gr7" draw:text-style-name="P1" draw:layer="layout" svg:x1="14.462cm" svg:y1="6.334cm" svg:x2="18.018cm" svg:y2="7.604cm">
          <text:p text:style-name="P2"/>
        </draw:line>
        <draw:frame draw:style-name="gr2" draw:layer="layout" svg:width="13.384cm" svg:height="0.962cm" svg:x="3.286cm" svg:y="11.214cm">
          <draw:text-box>
            <text:p text:style-name="P2">The above should be saved as “indextree.gif”.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13.335cm" svg:height="0.635cm" svg:x="4.175cm" svg:y="3.541cm">
          <text:p text:style-name="P2"/>
        </draw:rect>
        <draw:frame draw:style-name="gr2" draw:text-style-name="P3" draw:layer="layout" svg:width="3.406cm" svg:height="0.645cm" svg:x="4.185cm" svg:y="3.531cm">
          <draw:text-box>
            <text:p text:style-name="P2"><text:span text:style-name="T1">Child page number</text:span></text:p>
          </draw:text-box>
        </draw:frame>
        <draw:line draw:style-name="gr3" draw:text-style-name="P1" draw:layer="layout" svg:x1="7.604cm" svg:y1="3.54cm" svg:x2="7.604cm" svg:y2="4.175cm">
          <text:p text:style-name="P2"/>
        </draw:line>
        <draw:frame draw:style-name="gr2" draw:text-style-name="P3" draw:layer="layout" svg:width="2.382cm" svg:height="0.645cm" svg:x="7.604cm" svg:y="3.54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9.89cm" svg:y1="3.541cm" svg:x2="9.89cm" svg:y2="4.176cm">
          <text:p text:style-name="P2"/>
        </draw:line>
        <draw:frame draw:style-name="gr8" draw:text-style-name="P4" draw:layer="layout" svg:width="3.635cm" svg:height="1.039cm" svg:x="4.048cm" svg:y="4.279cm">
          <draw:text-box>
            <text:p text:style-name="P2"><text:span text:style-name="T1">4 bytes (not present </text:span></text:p>
            <text:p text:style-name="P2"><text:span text:style-name="T1">for leaf pages)</text:span></text:p>
          </draw:text-box>
        </draw:frame>
        <draw:frame draw:style-name="gr2" draw:text-style-name="P3" draw:layer="layout" svg:width="1.92cm" svg:height="0.645cm" svg:x="7.858cm" svg:y="2.895cm">
          <draw:text-box>
            <text:p text:style-name="P2"><text:span text:style-name="T1">1-9 bytes</text:span></text:p>
          </draw:text-box>
        </draw:frame>
        <draw:frame draw:style-name="gr2" draw:text-style-name="P3" draw:layer="layout" svg:width="6.387cm" svg:height="1.039cm" svg:x="10.967cm" svg:y="4.279cm">
          <draw:text-box>
            <text:p text:style-name="P2"><text:span text:style-name="T2">record-size</text:span><text:span text:style-name="T1"> bytes, where </text:span><text:span text:style-name="T2">record-size</text:span><text:span text:style-name="T1"> is</text:span></text:p>
            <text:p text:style-name="P2"><text:span text:style-name="T1">the value stored in the previous field.</text:span></text:p>
          </draw:text-box>
        </draw:frame>
        <draw:frame draw:style-name="gr2" draw:text-style-name="P3" draw:layer="layout" svg:width="3.177cm" svg:height="0.645cm" svg:x="11.668cm" svg:y="3.54cm">
          <draw:text-box>
            <text:p text:style-name="P2"><text:span text:style-name="T1">Database Record</text:span></text:p>
          </draw:text-box>
        </draw:frame>
        <draw:frame draw:style-name="gr2" draw:layer="layout" svg:width="15.505cm" svg:height="0.962cm" svg:x="3.529cm" svg:y="8.874cm">
          <draw:text-box>
            <text:p text:style-name="P2">The above should be saved as “indexshortrecord.gif”.</text:p>
          </draw:text-box>
        </draw:frame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15.366cm" svg:height="0.635cm" svg:x="3.16cm" svg:y="3.424cm">
          <text:p text:style-name="P2"/>
        </draw:rect>
        <draw:frame draw:style-name="gr2" draw:text-style-name="P3" draw:layer="layout" svg:width="3.406cm" svg:height="0.645cm" svg:x="3.17cm" svg:y="3.414cm">
          <draw:text-box>
            <text:p text:style-name="P2"><text:span text:style-name="T1">Child page number</text:span></text:p>
          </draw:text-box>
        </draw:frame>
        <draw:line draw:style-name="gr3" draw:text-style-name="P1" draw:layer="layout" svg:x1="6.589cm" svg:y1="3.423cm" svg:x2="6.589cm" svg:y2="4.058cm">
          <text:p text:style-name="P2"/>
        </draw:line>
        <draw:frame draw:style-name="gr2" draw:text-style-name="P3" draw:layer="layout" svg:width="2.382cm" svg:height="0.645cm" svg:x="6.589cm" svg:y="3.423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8.875cm" svg:y1="3.424cm" svg:x2="8.875cm" svg:y2="4.059cm">
          <text:p text:style-name="P2"/>
        </draw:line>
        <draw:frame draw:style-name="gr8" draw:text-style-name="P4" draw:layer="layout" svg:width="3.635cm" svg:height="1.039cm" svg:x="3.033cm" svg:y="4.162cm">
          <draw:text-box>
            <text:p text:style-name="P2"><text:span text:style-name="T1">4 bytes (not present </text:span></text:p>
            <text:p text:style-name="P2"><text:span text:style-name="T1">for leaf pages)</text:span></text:p>
          </draw:text-box>
        </draw:frame>
        <draw:frame draw:style-name="gr2" draw:text-style-name="P3" draw:layer="layout" svg:width="1.92cm" svg:height="0.645cm" svg:x="6.843cm" svg:y="2.778cm">
          <draw:text-box>
            <text:p text:style-name="P2"><text:span text:style-name="T1">1-9 bytes</text:span></text:p>
          </draw:text-box>
        </draw:frame>
        <draw:frame draw:style-name="gr2" draw:text-style-name="P3" draw:layer="layout" svg:width="5.514cm" svg:height="1.039cm" svg:x="8.964cm" svg:y="4.161cm">
          <draw:text-box>
            <text:p text:style-name="P2"><text:span text:style-name="T2">local-size</text:span><text:span text:style-name="T1"> bytes, where </text:span><text:span text:style-name="T2">local-size</text:span></text:p>
            <text:p text:style-name="P2"><text:span text:style-name="T1">is calculated as defined below.</text:span></text:p>
          </draw:text-box>
        </draw:frame>
        <draw:frame draw:style-name="gr2" draw:text-style-name="P3" draw:layer="layout" svg:width="4.155cm" svg:height="0.645cm" svg:x="9.636cm" svg:y="3.422cm">
          <draw:text-box>
            <text:p text:style-name="P2"><text:span text:style-name="T1">Database Record Prefix</text:span></text:p>
          </draw:text-box>
        </draw:frame>
        <draw:frame draw:style-name="gr2" draw:layer="layout" svg:width="15.298cm" svg:height="0.962cm" svg:x="3.53cm" svg:y="8.875cm">
          <draw:text-box>
            <text:p text:style-name="P2">The above should be saved as “indexlongrecord.gif”.</text:p>
          </draw:text-box>
        </draw:frame>
        <draw:line draw:style-name="gr3" draw:text-style-name="P1" draw:layer="layout" svg:x1="14.462cm" svg:y1="3.422cm" svg:x2="14.462cm" svg:y2="4.057cm">
          <text:p text:style-name="P2"/>
        </draw:line>
        <draw:frame draw:style-name="gr2" draw:text-style-name="P3" draw:layer="layout" svg:width="3.982cm" svg:height="0.645cm" svg:x="14.462cm" svg:y="3.422cm">
          <draw:text-box>
            <text:p text:style-name="P2"><text:span text:style-name="T1">Overflow page number</text:span></text:p>
          </draw:text-box>
        </draw:frame>
        <draw:frame draw:style-name="gr8" draw:text-style-name="P4" draw:layer="layout" svg:width="1.611cm" svg:height="0.785cm" svg:x="15.649cm" svg:y="2.755cm">
          <draw:text-box>
            <text:p text:style-name="P2"><text:span text:style-name="T1">4 byte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rect draw:style-name="gr9" draw:text-style-name="P6" draw:layer="layout" svg:width="1.524cm" svg:height="0.762cm" svg:x="9.382cm" svg:y="3.794cm">
            <text:p text:style-name="P5"><text:span text:style-name="T4">8</text:span></text:p>
          </draw:rect>
          <draw:line draw:style-name="gr3" draw:text-style-name="P1" draw:layer="layout" svg:x1="9.636cm" svg:y1="3.794cm" svg:x2="9.636cm" svg:y2="4.556cm">
            <text:p text:style-name="P2"/>
          </draw:line>
          <draw:line draw:style-name="gr3" draw:text-style-name="P1" draw:layer="layout" svg:x1="10.652cm" svg:y1="3.794cm" svg:x2="10.652cm" svg:y2="4.556cm">
            <text:p text:style-name="P2"/>
          </draw:line>
        </draw:g>
        <draw:rect draw:style-name="gr9" draw:text-style-name="P6" draw:layer="layout" svg:width="4.318cm" svg:height="0.762cm" svg:x="0.238cm" svg:y="7.858cm">
          <text:p text:style-name="P5"><text:span text:style-name="T4">1,R1 <text:s text:c="2"/>2,R2 <text:s text:c="2"/>3,R3 <text:s text:c="2"/>4,R4</text:span></text:p>
        </draw:rect>
        <draw:line draw:style-name="gr7" draw:text-style-name="P1" draw:layer="layout" svg:x1="3.54cm" svg:y1="6.588cm" svg:x2="2.524cm" svg:y2="7.604cm">
          <text:p text:style-name="P2"/>
        </draw:line>
        <draw:line draw:style-name="gr7" draw:text-style-name="P1" draw:layer="layout" svg:x1="4.556cm" svg:y1="6.588cm" svg:x2="5.826cm" svg:y2="7.604cm">
          <text:p text:style-name="P2"/>
        </draw:line>
        <draw:frame draw:style-name="gr2" draw:layer="layout" svg:width="13.249cm" svg:height="0.962cm" svg:x="3.287cm" svg:y="11.214cm">
          <draw:text-box>
            <text:p text:style-name="P2">The above should be saved as “tabletree.gif”.</text:p>
          </draw:text-box>
        </draw:frame>
        <draw:rect draw:style-name="gr9" draw:text-style-name="P6" draw:layer="layout" svg:width="2.286cm" svg:height="0.762cm" svg:x="4.81cm" svg:y="7.858cm">
          <text:p text:style-name="P5"><text:span text:style-name="T4">5,R5 <text:s text:c="2"/>6,R6</text:span></text:p>
        </draw:rect>
        <draw:rect draw:style-name="gr9" draw:text-style-name="P6" draw:layer="layout" svg:width="2.286cm" svg:height="0.762cm" svg:x="7.35cm" svg:y="7.858cm">
          <text:p text:style-name="P5"><text:span text:style-name="T4">7,R7 <text:s text:c="2"/>8,R8</text:span></text:p>
        </draw:rect>
        <draw:g>
          <draw:rect draw:style-name="gr9" draw:text-style-name="P6" draw:layer="layout" svg:width="2.286cm" svg:height="0.762cm" svg:x="3.54cm" svg:y="5.826cm">
            <text:p text:style-name="P5"><text:span text:style-name="T4">4 <text:s text:c="8"/>6</text:span></text:p>
          </draw:rect>
          <draw:line draw:style-name="gr3" draw:text-style-name="P1" draw:layer="layout" svg:x1="5.572cm" svg:y1="5.826cm" svg:x2="5.572cm" svg:y2="6.588cm">
            <text:p text:style-name="P2"/>
          </draw:line>
          <draw:line draw:style-name="gr3" draw:text-style-name="P1" draw:layer="layout" svg:x1="4.556cm" svg:y1="5.826cm" svg:x2="4.556cm" svg:y2="6.588cm">
            <text:p text:style-name="P2"/>
          </draw:line>
          <draw:line draw:style-name="gr3" draw:text-style-name="P1" draw:layer="layout" svg:x1="4.81cm" svg:y1="5.826cm" svg:x2="4.81cm" svg:y2="6.588cm">
            <text:p text:style-name="P2"/>
          </draw:line>
          <draw:line draw:style-name="gr3" draw:text-style-name="P1" draw:layer="layout" svg:x1="3.794cm" svg:y1="5.826cm" svg:x2="3.794cm" svg:y2="6.588cm">
            <text:p text:style-name="P2"/>
          </draw:line>
        </draw:g>
        <draw:line draw:style-name="gr7" draw:text-style-name="P1" draw:layer="layout" svg:x1="5.826cm" svg:y1="6.588cm" svg:x2="8.112cm" svg:y2="7.604cm">
          <text:p text:style-name="P2"/>
        </draw:line>
        <draw:line draw:style-name="gr7" draw:text-style-name="P1" draw:layer="layout" svg:x1="9.382cm" svg:y1="4.556cm" svg:x2="5.572cm" svg:y2="5.572cm">
          <text:p text:style-name="P2"/>
        </draw:line>
        <draw:rect draw:style-name="gr9" draw:text-style-name="P6" draw:layer="layout" svg:width="2.794cm" svg:height="0.762cm" svg:x="9.89cm" svg:y="7.858cm">
          <text:p text:style-name="P5"><text:span text:style-name="T4">9,R9 <text:s text:c="2"/>10,R10</text:span></text:p>
        </draw:rect>
        <draw:rect draw:style-name="gr9" draw:text-style-name="P6" draw:layer="layout" svg:width="4.318cm" svg:height="0.762cm" svg:x="12.938cm" svg:y="7.858cm">
          <text:p text:style-name="P5"><text:span text:style-name="T4">11,R11 <text:s text:c="2"/>12,R12 <text:s text:c="2"/>13,R13</text:span></text:p>
        </draw:rect>
        <draw:rect draw:style-name="gr9" draw:text-style-name="P6" draw:layer="layout" svg:width="2.794cm" svg:height="0.762cm" svg:x="17.51cm" svg:y="7.858cm">
          <text:p text:style-name="P5"><text:span text:style-name="T4">14,R14 <text:s text:c="2"/>15,R15</text:span></text:p>
        </draw:rect>
        <draw:g>
          <draw:rect draw:style-name="gr9" draw:text-style-name="P6" draw:layer="layout" svg:width="2.286cm" svg:height="0.762cm" svg:x="13.192cm" svg:y="5.826cm">
            <text:p text:style-name="P5"><text:span text:style-name="T4">10 <text:s text:c="5"/>13</text:span></text:p>
          </draw:rect>
          <draw:line draw:style-name="gr3" draw:text-style-name="P1" draw:layer="layout" svg:x1="15.224cm" svg:y1="5.826cm" svg:x2="15.224cm" svg:y2="6.588cm">
            <text:p text:style-name="P2"/>
          </draw:line>
          <draw:line draw:style-name="gr3" draw:text-style-name="P1" draw:layer="layout" svg:x1="14.208cm" svg:y1="5.826cm" svg:x2="14.208cm" svg:y2="6.588cm">
            <text:p text:style-name="P2"/>
          </draw:line>
          <draw:line draw:style-name="gr3" draw:text-style-name="P1" draw:layer="layout" svg:x1="14.462cm" svg:y1="5.826cm" svg:x2="14.462cm" svg:y2="6.588cm">
            <text:p text:style-name="P2"/>
          </draw:line>
          <draw:line draw:style-name="gr3" draw:text-style-name="P1" draw:layer="layout" svg:x1="13.446cm" svg:y1="5.826cm" svg:x2="13.446cm" svg:y2="6.588cm">
            <text:p text:style-name="P2"/>
          </draw:line>
        </draw:g>
        <draw:line draw:style-name="gr7" draw:text-style-name="P1" draw:layer="layout" svg:x1="10.906cm" svg:y1="4.556cm" svg:x2="13.954cm" svg:y2="5.572cm">
          <text:p text:style-name="P2"/>
        </draw:line>
        <draw:line draw:style-name="gr7" draw:text-style-name="P1" draw:layer="layout" svg:x1="13.192cm" svg:y1="6.588cm" svg:x2="11.668cm" svg:y2="7.604cm">
          <text:p text:style-name="P2"/>
        </draw:line>
        <draw:line draw:style-name="gr7" draw:text-style-name="P1" draw:layer="layout" svg:x1="14.462cm" svg:y1="6.588cm" svg:x2="14.97cm" svg:y2="7.604cm">
          <text:p text:style-name="P2"/>
        </draw:line>
        <draw:line draw:style-name="gr7" draw:text-style-name="P1" draw:layer="layout" svg:x1="15.478cm" svg:y1="6.588cm" svg:x2="18.526cm" svg:y2="7.604cm">
          <text:p text:style-name="P2"/>
        </draw:line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5.968cm" svg:height="0.635cm" svg:x="4.176cm" svg:y="3.542cm">
          <text:p text:style-name="P2"/>
        </draw:rect>
        <draw:frame draw:style-name="gr2" draw:text-style-name="P3" draw:layer="layout" svg:width="3.406cm" svg:height="0.645cm" svg:x="4.186cm" svg:y="3.532cm">
          <draw:text-box>
            <text:p text:style-name="P2"><text:span text:style-name="T1">Child page number</text:span></text:p>
          </draw:text-box>
        </draw:frame>
        <draw:line draw:style-name="gr3" draw:text-style-name="P1" draw:layer="layout" svg:x1="7.605cm" svg:y1="3.541cm" svg:x2="7.605cm" svg:y2="4.176cm">
          <text:p text:style-name="P2"/>
        </draw:line>
        <draw:frame draw:style-name="gr2" draw:text-style-name="P3" draw:layer="layout" svg:width="2.517cm" svg:height="0.645cm" svg:x="7.605cm" svg:y="3.541cm">
          <draw:text-box>
            <text:p text:style-name="P2"><text:span text:style-name="T1">Integer Value</text:span></text:p>
          </draw:text-box>
        </draw:frame>
        <draw:frame draw:style-name="gr8" draw:text-style-name="P4" draw:layer="layout" svg:width="1.611cm" svg:height="0.785cm" svg:x="5.064cm" svg:y="4.302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1.92cm" svg:height="0.645cm" svg:x="7.858cm" svg:y="4.302cm">
          <draw:text-box>
            <text:p text:style-name="P2"><text:span text:style-name="T1">1-9 bytes</text:span></text:p>
          </draw:text-box>
        </draw:frame>
        <draw:frame draw:style-name="gr2" draw:layer="layout" svg:width="14.527cm" svg:height="0.962cm" svg:x="3.53cm" svg:y="8.875cm">
          <draw:text-box>
            <text:p text:style-name="P2">The above should be saved as “tablenodecell.gif”.</text:p>
          </draw:text-box>
        </draw:frame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9.181cm" svg:height="0.635cm" svg:x="5.9cm" svg:y="3.464cm">
          <text:p text:style-name="P2"/>
        </draw:rect>
        <draw:frame draw:style-name="gr2" draw:text-style-name="P3" draw:layer="layout" svg:width="2.043cm" svg:height="0.645cm" svg:x="8.874cm" svg:y="3.477cm">
          <draw:text-box>
            <text:p text:style-name="P2"><text:span text:style-name="T1">Key Value</text:span></text:p>
          </draw:text-box>
        </draw:frame>
        <draw:frame draw:style-name="gr2" draw:text-style-name="P3" draw:layer="layout" svg:width="1.92cm" svg:height="0.645cm" svg:x="6.298cm" svg:y="4.224cm">
          <draw:text-box>
            <text:p text:style-name="P2"><text:span text:style-name="T1">1-9 bytes</text:span></text:p>
          </draw:text-box>
        </draw:frame>
        <draw:frame draw:style-name="gr2" draw:layer="layout" svg:width="15.369cm" svg:height="0.962cm" svg:x="3.531cm" svg:y="8.876cm">
          <draw:text-box>
            <text:p text:style-name="P2">The above should be saved as “tableshortrecord.gif”.</text:p>
          </draw:text-box>
        </draw:frame>
        <draw:frame draw:style-name="gr5" draw:text-style-name="P4" draw:layer="layout" svg:width="2.382cm" svg:height="0.645cm" svg:x="6.207cm" svg:y="3.53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8.583cm" svg:y1="3.461cm" svg:x2="8.583cm" svg:y2="4.096cm">
          <text:p text:style-name="P2"/>
        </draw:line>
        <draw:line draw:style-name="gr3" draw:text-style-name="P1" draw:layer="layout" svg:x1="11.377cm" svg:y1="3.461cm" svg:x2="11.377cm" svg:y2="4.096cm">
          <text:p text:style-name="P2"/>
        </draw:line>
        <draw:frame draw:style-name="gr2" draw:text-style-name="P3" draw:layer="layout" svg:width="3.177cm" svg:height="0.645cm" svg:x="11.631cm" svg:y="3.461cm">
          <draw:text-box>
            <text:p text:style-name="P2"><text:span text:style-name="T1">Database Record</text:span></text:p>
          </draw:text-box>
        </draw:frame>
        <draw:frame draw:style-name="gr2" draw:text-style-name="P3" draw:layer="layout" svg:width="1.92cm" svg:height="0.645cm" svg:x="8.953cm" svg:y="4.223cm">
          <draw:text-box>
            <text:p text:style-name="P2"><text:span text:style-name="T1">1-9 bytes</text:span></text:p>
          </draw:text-box>
        </draw:frame>
        <draw:frame draw:style-name="gr2" draw:text-style-name="P3" draw:layer="layout" svg:width="3.254cm" svg:height="0.645cm" svg:x="11.647cm" svg:y="4.223cm">
          <draw:text-box>
            <text:p text:style-name="P2"><text:span text:style-name="T2">Record-size</text:span><text:span text:style-name="T1"> bytes</text:span></text:p>
          </draw:text-box>
        </draw:frame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14.356cm" svg:height="0.635cm" svg:x="3.546cm" svg:y="3.778cm">
          <text:p text:style-name="P2"/>
        </draw:rect>
        <draw:frame draw:style-name="gr2" draw:text-style-name="P3" draw:layer="layout" svg:width="2.043cm" svg:height="0.645cm" svg:x="6.45cm" svg:y="3.794cm">
          <draw:text-box>
            <text:p text:style-name="P2"><text:span text:style-name="T1">Key Value</text:span></text:p>
          </draw:text-box>
        </draw:frame>
        <draw:frame draw:style-name="gr2" draw:text-style-name="P3" draw:layer="layout" svg:width="1.92cm" svg:height="0.645cm" svg:x="3.804cm" svg:y="4.538cm">
          <draw:text-box>
            <text:p text:style-name="P2"><text:span text:style-name="T1">1-9 bytes</text:span></text:p>
          </draw:text-box>
        </draw:frame>
        <draw:frame draw:style-name="gr2" draw:layer="layout" svg:width="15.162cm" svg:height="0.962cm" svg:x="3.532cm" svg:y="8.877cm">
          <draw:text-box>
            <text:p text:style-name="P2">The above should be saved as “tablelongrecord.gif”.</text:p>
          </draw:text-box>
        </draw:frame>
        <draw:frame draw:style-name="gr2" draw:text-style-name="P3" draw:layer="layout" svg:width="2.382cm" svg:height="0.645cm" svg:x="3.571cm" svg:y="3.784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6.089cm" svg:y1="3.775cm" svg:x2="6.089cm" svg:y2="4.41cm">
          <text:p text:style-name="P2"/>
        </draw:line>
        <draw:line draw:style-name="gr3" draw:text-style-name="P1" draw:layer="layout" svg:x1="8.883cm" svg:y1="3.775cm" svg:x2="8.883cm" svg:y2="4.41cm">
          <text:p text:style-name="P2"/>
        </draw:line>
        <draw:frame draw:style-name="gr2" draw:text-style-name="P3" draw:layer="layout" svg:width="1.92cm" svg:height="0.645cm" svg:x="6.459cm" svg:y="4.537cm">
          <draw:text-box>
            <text:p text:style-name="P2"><text:span text:style-name="T1">1-9 bytes</text:span></text:p>
          </draw:text-box>
        </draw:frame>
        <draw:frame draw:style-name="gr10" draw:text-style-name="P4" draw:layer="layout" svg:width="4.939cm" svg:height="1.039cm" svg:x="8.846cm" svg:y="4.534cm">
          <draw:text-box>
            <text:p text:style-name="P2"><text:span text:style-name="T2">local-size</text:span><text:span text:style-name="T1"> bytes, where</text:span><text:span text:style-name="T2"> local-size</text:span><text:span text:style-name="T1"> is as defined above</text:span></text:p>
          </draw:text-box>
        </draw:frame>
        <draw:frame draw:style-name="gr2" draw:text-style-name="P3" draw:layer="layout" svg:width="4.155cm" svg:height="0.645cm" svg:x="9.012cm" svg:y="3.799cm">
          <draw:text-box>
            <text:p text:style-name="P2"><text:span text:style-name="T1">Database Record Prefix</text:span></text:p>
          </draw:text-box>
        </draw:frame>
        <draw:frame draw:style-name="gr2" draw:text-style-name="P3" draw:layer="layout" svg:width="3.982cm" svg:height="0.645cm" svg:x="13.838cm" svg:y="3.799cm">
          <draw:text-box>
            <text:p text:style-name="P2"><text:span text:style-name="T1">Overflow page number</text:span></text:p>
          </draw:text-box>
        </draw:frame>
        <draw:frame draw:style-name="gr8" draw:text-style-name="P4" draw:layer="layout" svg:width="1.611cm" svg:height="0.785cm" svg:x="14.854cm" svg:y="4.538cm">
          <draw:text-box>
            <text:p text:style-name="P2"><text:span text:style-name="T1">4 bytes</text:span></text:p>
          </draw:text-box>
        </draw:frame>
        <draw:line draw:style-name="gr3" draw:text-style-name="P1" draw:layer="layout" svg:x1="13.566cm" svg:y1="3.776cm" svg:x2="13.566cm" svg:y2="4.411cm">
          <text:p text:style-name="P2"/>
        </draw:line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14.356cm" svg:height="0.635cm" svg:x="3.546cm" svg:y="3.778cm">
          <text:p text:style-name="P2"/>
        </draw:rect>
        <draw:frame draw:style-name="gr2" draw:text-style-name="P3" draw:layer="layout" svg:width="4.824cm" svg:height="0.645cm" svg:x="3.584cm" svg:y="3.774cm">
          <draw:text-box>
            <text:p text:style-name="P2"><text:span text:style-name="T1">Next Overflow Page number</text:span></text:p>
          </draw:text-box>
        </draw:frame>
        <draw:line draw:style-name="gr3" draw:text-style-name="P1" draw:layer="layout" svg:x1="8.407cm" svg:y1="3.775cm" svg:x2="8.407cm" svg:y2="4.41cm">
          <text:p text:style-name="P2"/>
        </draw:line>
        <draw:frame draw:style-name="gr8" draw:text-style-name="P4" draw:layer="layout" svg:width="1.611cm" svg:height="0.785cm" svg:x="4.905cm" svg:y="4.512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2.432cm" svg:height="0.645cm" svg:x="8.531cm" svg:y="3.775cm">
          <draw:text-box>
            <text:p text:style-name="P2"><text:span text:style-name="T1">Record Data</text:span></text:p>
          </draw:text-box>
        </draw:frame>
        <draw:frame draw:style-name="gr2" draw:layer="layout" svg:width="8.401cm" svg:height="0.962cm" svg:x="5.86cm" svg:y="7.818cm">
          <draw:text-box>
            <text:p text:style-name="P2">Export as “overflowpage.gif”</text:p>
          </draw:text-box>
        </draw:frame>
        <draw:frame draw:style-name="gr8" draw:text-style-name="P4" draw:layer="layout" svg:width="3.156cm" svg:height="0.785cm" svg:x="10.064cm" svg:y="4.488cm">
          <draw:text-box>
            <text:p text:style-name="P2"><text:span text:style-name="T1">Remaining space</text:span></text:p>
          </draw:text-box>
        </draw:frame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14.356cm" svg:height="0.635cm" svg:x="3.546cm" svg:y="3.778cm">
          <text:p text:style-name="P2"/>
        </draw:rect>
        <draw:frame draw:style-name="gr2" draw:text-style-name="P3" draw:layer="layout" svg:width="5.561cm" svg:height="0.645cm" svg:x="3.584cm" svg:y="3.774cm">
          <draw:text-box>
            <text:p text:style-name="P2"><text:span text:style-name="T1">Next Free-list trunk Page number</text:span></text:p>
          </draw:text-box>
        </draw:frame>
        <draw:line draw:style-name="gr3" draw:text-style-name="P1" draw:layer="layout" svg:x1="9.149cm" svg:y1="3.775cm" svg:x2="9.149cm" svg:y2="4.41cm">
          <text:p text:style-name="P2"/>
        </draw:line>
        <draw:frame draw:style-name="gr8" draw:text-style-name="P4" draw:layer="layout" svg:width="1.611cm" svg:height="0.785cm" svg:x="4.905cm" svg:y="4.512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4.223cm" svg:height="0.645cm" svg:x="9.273cm" svg:y="3.801cm">
          <draw:text-box>
            <text:p text:style-name="P2"><text:span text:style-name="T1">Leaf page number count</text:span></text:p>
          </draw:text-box>
        </draw:frame>
        <draw:frame draw:style-name="gr2" draw:layer="layout" svg:width="7.902cm" svg:height="0.962cm" svg:x="5.86cm" svg:y="7.818cm">
          <draw:text-box>
            <text:p text:style-name="P2">Export as “freelistpage.gif”</text:p>
          </draw:text-box>
        </draw:frame>
        <draw:frame draw:style-name="gr8" draw:text-style-name="P4" draw:layer="layout" svg:width="3.156cm" svg:height="0.785cm" svg:x="14.509cm" svg:y="4.515cm">
          <draw:text-box>
            <text:p text:style-name="P2"><text:span text:style-name="T1">Remaining space</text:span></text:p>
          </draw:text-box>
        </draw:frame>
        <draw:line draw:style-name="gr3" draw:text-style-name="P1" draw:layer="layout" svg:x1="13.594cm" svg:y1="3.776cm" svg:x2="13.594cm" svg:y2="4.411cm">
          <text:p text:style-name="P2"/>
        </draw:line>
        <draw:frame draw:style-name="gr8" draw:text-style-name="P4" draw:layer="layout" svg:width="1.611cm" svg:height="0.785cm" svg:x="10.463cm" svg:y="4.487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3.461cm" svg:height="0.645cm" svg:x="13.719cm" svg:y="3.801cm">
          <draw:text-box>
            <text:p text:style-name="P2"><text:span text:style-name="T1">Leaf page numbers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2" draw:text-style-name="P7" draw:layer="layout" svg:width="2.195cm" svg:height="0.806cm" svg:x="4.937cm" svg:y="2.524cm">
          <draw:text-box>
            <text:p text:style-name="P2"><text:span text:style-name="T5">Table t1</text:span></text:p>
          </draw:text-box>
        </draw:frame>
        <draw:frame draw:style-name="gr2" draw:text-style-name="P7" draw:layer="layout" svg:width="2.208cm" svg:height="0.806cm" svg:x="14.335cm" svg:y="2.524cm">
          <draw:text-box>
            <text:p text:style-name="P2"><text:span text:style-name="T5">Index i1</text:span></text:p>
          </draw:text-box>
        </draw:frame>
        <draw:g>
          <draw:rect draw:style-name="gr9" draw:text-style-name="P6" draw:layer="layout" svg:width="0.937cm" svg:height="0.746cm" svg:x="2.397cm" svg:y="4.723cm">
            <text:p text:style-name="P5"><text:span text:style-name="T4">1</text:span></text:p>
          </draw:rect>
          <draw:rect draw:style-name="gr9" draw:text-style-name="P6" draw:layer="layout" svg:width="0.937cm" svg:height="0.746cm" svg:x="2.397cm" svg:y="5.755cm">
            <text:p text:style-name="P5"><text:span text:style-name="T4">2</text:span></text:p>
          </draw:rect>
          <draw:rect draw:style-name="gr9" draw:text-style-name="P6" draw:layer="layout" svg:width="0.937cm" svg:height="0.746cm" svg:x="2.397cm" svg:y="6.755cm">
            <text:p text:style-name="P5"><text:span text:style-name="T4">3</text:span></text:p>
          </draw:rect>
          <draw:rect draw:style-name="gr11" draw:text-style-name="P9" draw:layer="layout" svg:width="5.588cm" svg:height="0.746cm" svg:x="5.445cm" svg:y="4.723cm">
            <text:p text:style-name="P8"><text:span text:style-name="T4">Record('triangle', 3, 180, 'green')</text:span></text:p>
          </draw:rect>
          <draw:rect draw:style-name="gr11" draw:text-style-name="P11" draw:layer="layout" svg:width="5.588cm" svg:height="0.746cm" svg:x="5.445cm" svg:y="5.739cm">
            <text:p text:style-name="P10"><text:span text:style-name="T4">Record('square', 4, 360, 'gold')</text:span></text:p>
          </draw:rect>
          <draw:rect draw:style-name="gr11" draw:text-style-name="P9" draw:layer="layout" svg:width="5.588cm" svg:height="0.746cm" svg:x="5.445cm" svg:y="6.771cm">
            <text:p text:style-name="P8"><text:span text:style-name="T4">Record('pentagon', 5, 540, 'grey')</text:span></text:p>
          </draw:rect>
          <draw:line draw:style-name="gr12" draw:text-style-name="P1" draw:layer="layout" svg:x1="3.921cm" svg:y1="5.104cm" svg:x2="4.937cm" svg:y2="5.104cm">
            <text:p text:style-name="P2"/>
          </draw:line>
          <draw:line draw:style-name="gr12" draw:text-style-name="P1" draw:layer="layout" svg:x1="3.921cm" svg:y1="6.12cm" svg:x2="4.937cm" svg:y2="6.12cm">
            <text:p text:style-name="P2"/>
          </draw:line>
          <draw:line draw:style-name="gr12" draw:text-style-name="P1" draw:layer="layout" svg:x1="3.921cm" svg:y1="7.136cm" svg:x2="4.937cm" svg:y2="7.136cm">
            <text:p text:style-name="P2"/>
          </draw:line>
        </draw:g>
        <draw:g>
          <draw:rect draw:style-name="gr11" draw:text-style-name="P9" draw:layer="layout" svg:width="4.191cm" svg:height="0.746cm" svg:x="13.446cm" svg:y="4.723cm">
            <text:p text:style-name="P8"><text:span text:style-name="T4">Record('green', 180, 1)</text:span></text:p>
          </draw:rect>
          <draw:rect draw:style-name="gr11" draw:text-style-name="P11" draw:layer="layout" svg:width="4.191cm" svg:height="0.746cm" svg:x="13.446cm" svg:y="5.739cm">
            <text:p text:style-name="P10"><text:span text:style-name="T4">Record('gold', 360, 2)</text:span></text:p>
          </draw:rect>
          <draw:rect draw:style-name="gr11" draw:text-style-name="P9" draw:layer="layout" svg:width="4.191cm" svg:height="0.746cm" svg:x="13.446cm" svg:y="6.771cm">
            <text:p text:style-name="P8"><text:span text:style-name="T4">Record('grey', 540, 3)</text:span></text:p>
          </draw:rect>
        </draw:g>
        <draw:frame draw:style-name="gr2" draw:text-style-name="P12" draw:layer="layout" svg:width="1.425cm" svg:height="0.725cm" svg:x="2.397cm" svg:y="3.707cm">
          <draw:text-box>
            <text:p text:style-name="P2"><text:span text:style-name="T6">Keys</text:span></text:p>
          </draw:text-box>
        </draw:frame>
        <draw:frame draw:style-name="gr2" draw:text-style-name="P12" draw:layer="layout" svg:width="1.425cm" svg:height="0.725cm" svg:x="13.418cm" svg:y="3.707cm">
          <draw:text-box>
            <text:p text:style-name="P2"><text:span text:style-name="T6">Keys</text:span></text:p>
          </draw:text-box>
        </draw:frame>
        <draw:frame draw:style-name="gr2" draw:text-style-name="P12" draw:layer="layout" svg:width="3.889cm" svg:height="0.725cm" svg:x="5.485cm" svg:y="3.707cm">
          <draw:text-box>
            <text:p text:style-name="P2"><text:span text:style-name="T6">Associated Values</text:span></text:p>
          </draw:text-box>
        </draw:frame>
        <draw:frame draw:style-name="gr2" draw:layer="layout" svg:width="8.084cm" svg:height="0.962cm" svg:x="5.318cm" svg:y="11.922cm">
          <draw:text-box>
            <text:p text:style-name="P2">Export as “examplepop.gif”</text:p>
          </draw:text-box>
        </draw:frame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13.075cm" svg:height="0.635cm" svg:x="3.546cm" svg:y="3.778cm">
          <text:p text:style-name="P2"/>
        </draw:rect>
        <draw:frame draw:style-name="gr2" draw:text-style-name="P3" draw:layer="layout" svg:width="2.305cm" svg:height="0.645cm" svg:x="3.584cm" svg:y="3.774cm">
          <draw:text-box>
            <text:p text:style-name="P2"><text:span text:style-name="T1">header-size</text:span></text:p>
          </draw:text-box>
        </draw:frame>
        <draw:line draw:style-name="gr3" draw:text-style-name="P1" draw:layer="layout" svg:x1="5.826cm" svg:y1="3.794cm" svg:x2="5.826cm" svg:y2="4.429cm">
          <text:p text:style-name="P2"/>
        </draw:line>
        <draw:frame draw:style-name="gr8" draw:text-style-name="P4" draw:layer="layout" svg:width="8.499cm" svg:height="0.785cm" svg:x="3.169cm" svg:y="4.533cm">
          <draw:text-box>
            <text:p text:style-name="P2"><text:span text:style-name="T1">Record header composed of variable length integers</text:span></text:p>
          </draw:text-box>
        </draw:frame>
        <draw:frame draw:style-name="gr2" draw:text-style-name="P3" draw:layer="layout" svg:width="1.535cm" svg:height="0.645cm" svg:x="5.826cm" svg:y="3.784cm">
          <draw:text-box>
            <text:p text:style-name="P2"><text:span text:style-name="T1">Type 1</text:span></text:p>
          </draw:text-box>
        </draw:frame>
        <draw:line draw:style-name="gr13" draw:text-style-name="P1" draw:layer="layout" svg:x1="11.287cm" svg:y1="3.794cm" svg:x2="11.287cm" svg:y2="4.429cm">
          <text:p text:style-name="P2"/>
        </draw:line>
        <draw:frame draw:style-name="gr2" draw:text-style-name="P3" draw:layer="layout" svg:width="1.51cm" svg:height="0.645cm" svg:x="11.301cm" svg:y="3.784cm">
          <draw:text-box>
            <text:p text:style-name="P2"><text:span text:style-name="T1">Data 1</text:span></text:p>
          </draw:text-box>
        </draw:frame>
        <draw:frame draw:style-name="gr2" draw:text-style-name="P3" draw:layer="layout" svg:width="0.781cm" svg:height="0.645cm" svg:x="14.335cm" svg:y="3.784cm">
          <draw:text-box>
            <text:p text:style-name="P2"><text:span text:style-name="T1">...</text:span></text:p>
          </draw:text-box>
        </draw:frame>
        <draw:line draw:style-name="gr3" draw:text-style-name="P1" draw:layer="layout" svg:x1="7.35cm" svg:y1="3.794cm" svg:x2="7.35cm" svg:y2="4.429cm">
          <text:p text:style-name="P2"/>
        </draw:line>
        <draw:line draw:style-name="gr3" draw:text-style-name="P1" draw:layer="layout" svg:x1="8.874cm" svg:y1="3.794cm" svg:x2="8.874cm" svg:y2="4.429cm">
          <text:p text:style-name="P2"/>
        </draw:line>
        <draw:frame draw:style-name="gr2" draw:text-style-name="P3" draw:layer="layout" svg:width="1.535cm" svg:height="0.645cm" svg:x="7.35cm" svg:y="3.784cm">
          <draw:text-box>
            <text:p text:style-name="P2"><text:span text:style-name="T1">Type 2</text:span></text:p>
          </draw:text-box>
        </draw:frame>
        <draw:frame draw:style-name="gr2" draw:text-style-name="P3" draw:layer="layout" svg:width="0.781cm" svg:height="0.645cm" svg:x="8.874cm" svg:y="3.794cm">
          <draw:text-box>
            <text:p text:style-name="P2"><text:span text:style-name="T1">...</text:span></text:p>
          </draw:text-box>
        </draw:frame>
        <draw:line draw:style-name="gr3" draw:text-style-name="P1" draw:layer="layout" svg:x1="9.636cm" svg:y1="3.794cm" svg:x2="9.636cm" svg:y2="4.429cm">
          <text:p text:style-name="P2"/>
        </draw:line>
        <draw:frame draw:style-name="gr2" draw:text-style-name="P3" draw:layer="layout" svg:width="1.594cm" svg:height="0.645cm" svg:x="9.625cm" svg:y="3.784cm">
          <draw:text-box>
            <text:p text:style-name="P2"><text:span text:style-name="T1">Type N</text:span></text:p>
          </draw:text-box>
        </draw:frame>
        <draw:frame draw:style-name="gr8" draw:text-style-name="P4" draw:layer="layout" svg:width="3.165cm" svg:height="0.785cm" svg:x="12.694cm" svg:y="3.009cm">
          <draw:text-box>
            <text:p text:style-name="P2"><text:span text:style-name="T1">Record data area</text:span></text:p>
          </draw:text-box>
        </draw:frame>
        <draw:frame draw:style-name="gr2" draw:text-style-name="P3" draw:layer="layout" svg:width="1.569cm" svg:height="0.645cm" svg:x="15.097cm" svg:y="3.794cm">
          <draw:text-box>
            <text:p text:style-name="P2"><text:span text:style-name="T1">Data N</text:span></text:p>
          </draw:text-box>
        </draw:frame>
        <draw:frame draw:style-name="gr2" draw:text-style-name="P3" draw:layer="layout" svg:width="1.51cm" svg:height="0.645cm" svg:x="12.825cm" svg:y="3.784cm">
          <draw:text-box>
            <text:p text:style-name="P2"><text:span text:style-name="T1">Data 2</text:span></text:p>
          </draw:text-box>
        </draw:frame>
        <draw:line draw:style-name="gr13" draw:text-style-name="P1" draw:layer="layout" svg:x1="15.097cm" svg:y1="3.794cm" svg:x2="15.097cm" svg:y2="4.429cm">
          <text:p text:style-name="P2"/>
        </draw:line>
        <draw:line draw:style-name="gr13" draw:text-style-name="P1" draw:layer="layout" svg:x1="12.811cm" svg:y1="3.794cm" svg:x2="12.811cm" svg:y2="4.429cm">
          <text:p text:style-name="P2"/>
        </draw:line>
        <draw:line draw:style-name="gr13" draw:text-style-name="P1" draw:layer="layout" svg:x1="14.335cm" svg:y1="3.794cm" svg:x2="14.335cm" svg:y2="4.429cm">
          <text:p text:style-name="P2"/>
        </draw:line>
        <draw:frame draw:style-name="gr2" draw:layer="layout" svg:width="8.228cm" svg:height="0.962cm" svg:x="7.25cm" svg:y="7.658cm">
          <draw:text-box>
            <text:p text:style-name="P2">Export as “recordformat.gif”</text:p>
          </draw:text-box>
        </draw:frame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6.529cm" svg:height="0.635cm" svg:x="5.901cm" svg:y="3.464cm">
          <text:p text:style-name="P2"/>
        </draw:rect>
        <draw:frame draw:style-name="gr2" draw:text-style-name="P3" draw:layer="layout" svg:width="2.14cm" svg:height="0.645cm" svg:x="6.08cm" svg:y="3.53cm">
          <draw:text-box>
            <text:p text:style-name="P2"><text:span text:style-name="T1">Page Type</text:span></text:p>
          </draw:text-box>
        </draw:frame>
        <draw:frame draw:style-name="gr2" draw:text-style-name="P3" draw:layer="layout" svg:width="1.438cm" svg:height="0.645cm" svg:x="6.299cm" svg:y="4.224cm">
          <draw:text-box>
            <text:p text:style-name="P2"><text:span text:style-name="T1">1 byte</text:span></text:p>
          </draw:text-box>
        </draw:frame>
        <draw:frame draw:style-name="gr2" draw:text-style-name="P3" draw:layer="layout" svg:width="3.626cm" svg:height="0.645cm" svg:x="8.831cm" svg:y="3.461cm">
          <draw:text-box>
            <text:p text:style-name="P2"><text:span text:style-name="T1">Parent page number</text:span></text:p>
          </draw:text-box>
        </draw:frame>
        <draw:line draw:style-name="gr3" draw:text-style-name="P1" draw:layer="layout" svg:x1="8.584cm" svg:y1="3.461cm" svg:x2="8.584cm" svg:y2="4.096cm">
          <text:p text:style-name="P2"/>
        </draw:line>
        <draw:frame draw:style-name="gr2" draw:text-style-name="P3" draw:layer="layout" svg:width="1.611cm" svg:height="0.645cm" svg:x="9.494cm" svg:y="4.175cm">
          <draw:text-box>
            <text:p text:style-name="P2"><text:span text:style-name="T1">4 bytes</text:span></text:p>
          </draw:text-box>
        </draw:frame>
        <draw:frame draw:style-name="gr2" draw:layer="layout" svg:width="9.172cm" svg:height="0.962cm" svg:x="5.036cm" svg:y="7.096cm">
          <draw:text-box>
            <text:p text:style-name="P2">Export as “pointermapentry.gif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Dan Kennedy</meta:initial-creator>
    <meta:creation-date>2008-03-07T00:52:32</meta:creation-date>
    <dc:creator>Dan Kennedy</dc:creator>
    <dc:date>2008-05-21T22:18:20</dc:date>
    <meta:editing-cycles>14</meta:editing-cycles>
    <meta:editing-duration>P2DT0H23M29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